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BBBRPi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number-columns-repeated="5" office:value-type="string" calcext:value-type="string">
            <text:p><text:s/>successRate 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rage SuccessRate</text:p>
          </table:table-cell>
          <table:table-cell office:value-type="string" calcext:value-type="string">
            <text:p>averageErrorRate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1000/[.A2])" office:value-type="float" office:value="2" calcext:value-type="float">
            <text:p>2</text:p>
          </table:table-cell>
          <table:table-cell table:formula="of:=ROUND(8*[.B2]/0.0418)" office:value-type="float" office:value="383" calcext:value-type="float">
            <text:p>38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AVERAGE([.D2:.H2])" office:value-type="float" office:value="67.25" calcext:value-type="float">
            <text:p>67.25</text:p>
          </table:table-cell>
          <table:table-cell table:formula="of:=[.I2]/70" office:value-type="float" office:value="0.960714285714286" calcext:value-type="float">
            <text:p>0.960714285714286</text:p>
          </table:table-cell>
          <table:table-cell table:formula="of:=1-[.J2]" office:value-type="float" office:value="0.0392857142857143" calcext:value-type="float">
            <text:p>0.039285714285714</text:p>
          </table:table-cell>
          <table:table-cell table:number-columns-repeated="101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1000/[.A3])" office:value-type="float" office:value="3" calcext:value-type="float">
            <text:p>3</text:p>
          </table:table-cell>
          <table:table-cell table:formula="of:=ROUND(8*[.B3]/0.0418)" office:value-type="float" office:value="574" calcext:value-type="float">
            <text:p>57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AVERAGE([.D3:.H3])" office:value-type="float" office:value="56.75" calcext:value-type="float">
            <text:p>56.75</text:p>
          </table:table-cell>
          <table:table-cell table:formula="of:=[.I3]/70" office:value-type="float" office:value="0.810714285714286" calcext:value-type="float">
            <text:p>0.810714285714286</text:p>
          </table:table-cell>
          <table:table-cell table:formula="of:=1-[.J3]" office:value-type="float" office:value="0.189285714285714" calcext:value-type="float">
            <text:p>0.189285714285714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1000/[.A4])" office:value-type="float" office:value="4" calcext:value-type="float">
            <text:p>4</text:p>
          </table:table-cell>
          <table:table-cell table:formula="of:=ROUND(8*[.B4]/0.0418)" office:value-type="float" office:value="766" calcext:value-type="float">
            <text:p>76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AVERAGE([.D4:.H4])" office:value-type="float" office:value="47" calcext:value-type="float">
            <text:p>47</text:p>
          </table:table-cell>
          <table:table-cell table:formula="of:=[.I4]/70" office:value-type="float" office:value="0.671428571428571" calcext:value-type="float">
            <text:p>0.671428571428571</text:p>
          </table:table-cell>
          <table:table-cell table:formula="of:=1-[.J4]" office:value-type="float" office:value="0.328571428571429" calcext:value-type="float">
            <text:p>0.328571428571429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1000/[.A5])" office:value-type="float" office:value="5" calcext:value-type="float">
            <text:p>5</text:p>
          </table:table-cell>
          <table:table-cell table:formula="of:=ROUND(8*[.B5]/0.0418)" office:value-type="float" office:value="957" calcext:value-type="float">
            <text:p>957</text:p>
          </table:table-cell>
          <table:table-cell office:value-type="string" calcext:value-type="string">
            <text:p>22/41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AVERAGE([.D5:.H5])" office:value-type="float" office:value="35.6666666666667" calcext:value-type="float">
            <text:p>35.6666666666667</text:p>
          </table:table-cell>
          <table:table-cell table:formula="of:=[.I5]/70" office:value-type="float" office:value="0.50952380952381" calcext:value-type="float">
            <text:p>0.50952380952381</text:p>
          </table:table-cell>
          <table:table-cell table:formula="of:=1-[.J5]" office:value-type="float" office:value="0.490476190476191" calcext:value-type="float">
            <text:p>0.490476190476191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1000/[.A6])" office:value-type="float" office:value="6" calcext:value-type="float">
            <text:p>6</text:p>
          </table:table-cell>
          <table:table-cell table:formula="of:=ROUND(8*[.B6]/0.0418)" office:value-type="float" office:value="1148" calcext:value-type="float">
            <text:p>114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AVERAGE([.D6:.H6])" office:value-type="float" office:value="38" calcext:value-type="float">
            <text:p>38</text:p>
          </table:table-cell>
          <table:table-cell table:formula="of:=[.I6]/70" office:value-type="float" office:value="0.542857142857143" calcext:value-type="float">
            <text:p>0.542857142857143</text:p>
          </table:table-cell>
          <table:table-cell table:formula="of:=1-[.J6]" office:value-type="float" office:value="0.457142857142857" calcext:value-type="float">
            <text:p>0.457142857142857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1000/[.A7])" office:value-type="float" office:value="8" calcext:value-type="float">
            <text:p>8</text:p>
          </table:table-cell>
          <table:table-cell table:formula="of:=ROUND(8*[.B7]/0.0418)" office:value-type="float" office:value="1531" calcext:value-type="float">
            <text:p>15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AVERAGE([.D7:.H7])" office:value-type="float" office:value="34.25" calcext:value-type="float">
            <text:p>34.25</text:p>
          </table:table-cell>
          <table:table-cell table:formula="of:=[.I7]/70" office:value-type="float" office:value="0.489285714285714" calcext:value-type="float">
            <text:p>0.489285714285714</text:p>
          </table:table-cell>
          <table:table-cell table:formula="of:=1-[.J7]" office:value-type="float" office:value="0.510714285714286" calcext:value-type="float">
            <text:p>0.510714285714286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8])" office:value-type="float" office:value="10" calcext:value-type="float">
            <text:p>10</text:p>
          </table:table-cell>
          <table:table-cell table:formula="of:=ROUND(8*[.B8]/0.0418)" office:value-type="float" office:value="1914" calcext:value-type="float">
            <text:p>19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AVERAGE([.D8:.H8])" office:value-type="float" office:value="24.2" calcext:value-type="float">
            <text:p>24.2</text:p>
          </table:table-cell>
          <table:table-cell table:formula="of:=[.I8]/70" office:value-type="float" office:value="0.345714285714286" calcext:value-type="float">
            <text:p>0.345714285714286</text:p>
          </table:table-cell>
          <table:table-cell table:formula="of:=1-[.J8]" office:value-type="float" office:value="0.654285714285714" calcext:value-type="float">
            <text:p>0.654285714285714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1000/[.A9])" office:value-type="float" office:value="12" calcext:value-type="float">
            <text:p>12</text:p>
          </table:table-cell>
          <table:table-cell table:formula="of:=ROUND(8*[.B9]/0.0418)" office:value-type="float" office:value="2297" calcext:value-type="float">
            <text:p>229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D9:.H9])" office:value-type="float" office:value="20.5" calcext:value-type="float">
            <text:p>20.5</text:p>
          </table:table-cell>
          <table:table-cell table:formula="of:=[.I9]/70" office:value-type="float" office:value="0.292857142857143" calcext:value-type="float">
            <text:p>0.292857142857143</text:p>
          </table:table-cell>
          <table:table-cell table:formula="of:=1-[.J9]" office:value-type="float" office:value="0.707142857142857" calcext:value-type="float">
            <text:p>0.70714285714285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1000/[.A10])" office:value-type="float" office:value="15" calcext:value-type="float">
            <text:p>15</text:p>
          </table:table-cell>
          <table:table-cell table:formula="of:=ROUND(8*[.B10]/0.0418)" office:value-type="float" office:value="2871" calcext:value-type="float">
            <text:p>287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D10:.H10])" office:value-type="float" office:value="22" calcext:value-type="float">
            <text:p>22</text:p>
          </table:table-cell>
          <table:table-cell table:formula="of:=[.I10]/70" office:value-type="float" office:value="0.314285714285714" calcext:value-type="float">
            <text:p>0.314285714285714</text:p>
          </table:table-cell>
          <table:table-cell table:formula="of:=1-[.J10]" office:value-type="float" office:value="0.685714285714286" calcext:value-type="float">
            <text:p>0.68571428571428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1000/[.A11])" office:value-type="float" office:value="18" calcext:value-type="float">
            <text:p>18</text:p>
          </table:table-cell>
          <table:table-cell table:formula="of:=ROUND(8*[.B11]/0.0418)" office:value-type="float" office:value="3445" calcext:value-type="float">
            <text:p>344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AVERAGE([.D11:.H11])" office:value-type="float" office:value="16" calcext:value-type="float">
            <text:p>16</text:p>
          </table:table-cell>
          <table:table-cell table:formula="of:=[.I11]/70" office:value-type="float" office:value="0.228571428571429" calcext:value-type="float">
            <text:p>0.228571428571429</text:p>
          </table:table-cell>
          <table:table-cell table:formula="of:=1-[.J11]" office:value-type="float" office:value="0.771428571428571" calcext:value-type="float">
            <text:p>0.771428571428571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12])" office:value-type="float" office:value="20" calcext:value-type="float">
            <text:p>20</text:p>
          </table:table-cell>
          <table:table-cell table:formula="of:=ROUND(8*[.B12]/0.0418)" office:value-type="float" office:value="3828" calcext:value-type="float">
            <text:p>38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AVERAGE([.D12:.H12])" office:value-type="float" office:value="9" calcext:value-type="float">
            <text:p>9</text:p>
          </table:table-cell>
          <table:table-cell table:formula="of:=[.I12]/70" office:value-type="float" office:value="0.128571428571429" calcext:value-type="float">
            <text:p>0.128571428571429</text:p>
          </table:table-cell>
          <table:table-cell table:formula="of:=1-[.J12]" office:value-type="float" office:value="0.871428571428571" calcext:value-type="float">
            <text:p>0.8714285714285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validMsgs</text:p>
          </table:table-cell>
          <table:table-cell office:value-type="string" calcext:value-type="string">
            <text:p>ValidMsgTime (usec)</text:p>
          </table:table-cell>
          <table:table-cell office:value-type="string" calcext:value-type="string">
            <text:p>ActualvalidMsgs</text:p>
          </table:table-cell>
          <table:table-cell office:value-type="string" calcext:value-type="string">
            <text:p>ActualValidMsgTime (msec)</text:p>
          </table:table-cell>
          <table:table-cell office:value-type="string" calcext:value-type="string">
            <text:p>ModuleTime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1000/[.A15])" office:value-type="float" office:value="2" calcext:value-type="float">
            <text:p>2</text:p>
          </table:table-cell>
          <table:table-cell table:formula="of:=ROUND(8*[.B15]/0.0418)" office:value-type="float" office:value="383" calcext:value-type="float">
            <text:p>383</text:p>
          </table:table-cell>
          <table:table-cell table:formula="of:=AVERAGE([.B27];[.B39];[.B51];[.B63])" office:value-type="float" office:value="203156.25" calcext:value-type="float">
            <text:p>203156.25</text:p>
          </table:table-cell>
          <table:table-cell table:formula="of:=AVERAGE([.C27];[.C39];[.C51];[.C63])" office:value-type="float" office:value="83958.375" calcext:value-type="float">
            <text:p>83958.375</text:p>
          </table:table-cell>
          <table:table-cell table:formula="of:=AVERAGE([.D27];[.D39];[.D51];[.D63])" office:value-type="float" office:value="70" calcext:value-type="float">
            <text:p>70</text:p>
          </table:table-cell>
          <table:table-cell table:formula="of:=AVERAGE([.C27];[.E39];[.E51];[.E63])" office:value-type="float" office:value="200109.25" calcext:value-type="float">
            <text:p>200109.25</text:p>
          </table:table-cell>
          <table:table-cell table:formula="of:=AVERAGE([.F27];[.F39];[.F51];[.F63])" office:value-type="float" office:value="17068998.5" calcext:value-type="float">
            <text:p>17068998.5</text:p>
          </table:table-cell>
          <table:table-cell table:formula="of:=AVERAGE([.G27];[.G39];[.G51];[.G63])" office:value-type="string" office:string-value="" calcext:value-type="error">
            <text:p>#DIV/0!</text:p>
          </table:table-cell>
          <table:table-cell table:formula="of:=AVERAGE([.H27];[.H39];[.H51];[.H63])" office:value-type="string" office:string-value="" calcext:value-type="error">
            <text:p>#DIV/0!</text:p>
          </table:table-cell>
          <table:table-cell table:formula="of:=AVERAGE([.I27];[.I39];[.I51];[.I63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1000/[.A16])" office:value-type="float" office:value="3" calcext:value-type="float">
            <text:p>3</text:p>
          </table:table-cell>
          <table:table-cell table:formula="of:=ROUND(8*[.B16]/0.0418)" office:value-type="float" office:value="574" calcext:value-type="float">
            <text:p>574</text:p>
          </table:table-cell>
          <table:table-cell table:formula="of:=AVERAGE([.B28];[.B40];[.B52];[.B64])" office:value-type="float" office:value="178720.625" calcext:value-type="float">
            <text:p>178720.625</text:p>
          </table:table-cell>
          <table:table-cell table:formula="of:=AVERAGE([.C28];[.C40];[.C52];[.C64])" office:value-type="float" office:value="61373.875" calcext:value-type="float">
            <text:p>61373.875</text:p>
          </table:table-cell>
          <table:table-cell table:formula="of:=AVERAGE([.D28];[.D40];[.D52];[.D64])" office:value-type="float" office:value="70" calcext:value-type="float">
            <text:p>70</text:p>
          </table:table-cell>
          <table:table-cell table:formula="of:=AVERAGE([.E28];[.E40];[.E52];[.E64])" office:value-type="float" office:value="2599909" calcext:value-type="float">
            <text:p>2599909</text:p>
          </table:table-cell>
          <table:table-cell table:formula="of:=AVERAGE([.F28];[.F40];[.F52];[.F64])" office:value-type="float" office:value="7112949.83333333" calcext:value-type="float">
            <text:p>7112949.83333333</text:p>
          </table:table-cell>
          <table:table-cell table:formula="of:=AVERAGE([.G28];[.G40];[.G52];[.G64])" office:value-type="float" office:value="172368" calcext:value-type="float">
            <text:p>172368</text:p>
          </table:table-cell>
          <table:table-cell table:formula="of:=AVERAGE([.H28];[.H40];[.H52];[.H64])" office:value-type="float" office:value="21912.75" calcext:value-type="float">
            <text:p>21912.75</text:p>
          </table:table-cell>
          <table:table-cell table:formula="of:=AVERAGE([.I28];[.I40];[.I52];[.I64])" office:value-type="float" office:value="184906" calcext:value-type="float">
            <text:p>184906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1000/[.A17])" office:value-type="float" office:value="4" calcext:value-type="float">
            <text:p>4</text:p>
          </table:table-cell>
          <table:table-cell table:formula="of:=ROUND(8*[.B17]/0.0418)" office:value-type="float" office:value="766" calcext:value-type="float">
            <text:p>766</text:p>
          </table:table-cell>
          <table:table-cell table:formula="of:=AVERAGE([.B29];[.B41];[.B53];[.B65])" office:value-type="float" office:value="208750.75" calcext:value-type="float">
            <text:p>208750.75</text:p>
          </table:table-cell>
          <table:table-cell table:formula="of:=AVERAGE([.C29];[.C41];[.C53];[.C65])" office:value-type="float" office:value="40368.75" calcext:value-type="float">
            <text:p>40368.75</text:p>
          </table:table-cell>
          <table:table-cell table:formula="of:=AVERAGE([.D29];[.D41];[.D53];[.D65])" office:value-type="float" office:value="70" calcext:value-type="float">
            <text:p>70</text:p>
          </table:table-cell>
          <table:table-cell table:formula="of:=AVERAGE([.E29];[.E41];[.E53];[.E65])" office:value-type="float" office:value="112215" calcext:value-type="float">
            <text:p>112215</text:p>
          </table:table-cell>
          <table:table-cell table:formula="of:=AVERAGE([.F29];[.F41];[.F53];[.F65])" office:value-type="float" office:value="8004890.75" calcext:value-type="float">
            <text:p>8004890.75</text:p>
          </table:table-cell>
          <table:table-cell table:formula="of:=AVERAGE([.G29];[.G41];[.G53];[.G65])" office:value-type="float" office:value="194349.5" calcext:value-type="float">
            <text:p>194349.5</text:p>
          </table:table-cell>
          <table:table-cell table:formula="of:=AVERAGE([.H29];[.H41];[.H53];[.H65])" office:value-type="float" office:value="22042.75" calcext:value-type="float">
            <text:p>22042.75</text:p>
          </table:table-cell>
          <table:table-cell table:formula="of:=AVERAGE([.I29];[.I41];[.I53];[.I65])" office:value-type="float" office:value="183133" calcext:value-type="float">
            <text:p>183133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1000/[.A18])" office:value-type="float" office:value="5" calcext:value-type="float">
            <text:p>5</text:p>
          </table:table-cell>
          <table:table-cell table:formula="of:=ROUND(8*[.B18]/0.0418)" office:value-type="float" office:value="957" calcext:value-type="float">
            <text:p>957</text:p>
          </table:table-cell>
          <table:table-cell table:formula="of:=AVERAGE([.B30];[.B42];[.B54];[.B66])" office:value-type="float" office:value="334496" calcext:value-type="float">
            <text:p>334496</text:p>
          </table:table-cell>
          <table:table-cell table:formula="of:=AVERAGE([.C30];[.C42];[.C54];[.C66])" office:value-type="float" office:value="30761.625" calcext:value-type="float">
            <text:p>30761.625</text:p>
          </table:table-cell>
          <table:table-cell table:formula="of:=AVERAGE([.D30];[.D42];[.D54];[.D66])" office:value-type="float" office:value="66.375" calcext:value-type="float">
            <text:p>66.375</text:p>
          </table:table-cell>
          <table:table-cell table:formula="of:=AVERAGE([.E30];[.E42];[.E54];[.E66])" office:value-type="float" office:value="145317.375" calcext:value-type="float">
            <text:p>145317.375</text:p>
          </table:table-cell>
          <table:table-cell table:formula="of:=AVERAGE([.F30];[.F42];[.F54];[.F66])" office:value-type="float" office:value="9772745" calcext:value-type="float">
            <text:p>9772745</text:p>
          </table:table-cell>
          <table:table-cell table:formula="of:=AVERAGE([.G30];[.G42];[.G54];[.G66])" office:value-type="float" office:value="237699" calcext:value-type="float">
            <text:p>237699</text:p>
          </table:table-cell>
          <table:table-cell table:formula="of:=AVERAGE([.H30];[.H42];[.H54];[.H66])" office:value-type="float" office:value="44234.5" calcext:value-type="float">
            <text:p>44234.5</text:p>
          </table:table-cell>
          <table:table-cell table:formula="of:=AVERAGE([.I30];[.I42];[.I54];[.I66])" office:value-type="float" office:value="237698" calcext:value-type="float">
            <text:p>237698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1000/[.A19])" office:value-type="float" office:value="6" calcext:value-type="float">
            <text:p>6</text:p>
          </table:table-cell>
          <table:table-cell table:formula="of:=ROUND(8*[.B19]/0.0418)" office:value-type="float" office:value="1148" calcext:value-type="float">
            <text:p>1148</text:p>
          </table:table-cell>
          <table:table-cell table:formula="of:=AVERAGE([.B31];[.B43];[.B55];[.B67])" office:value-type="float" office:value="204285.5" calcext:value-type="float">
            <text:p>204285.5</text:p>
          </table:table-cell>
          <table:table-cell table:formula="of:=AVERAGE([.C31];[.C43];[.C55];[.C67])" office:value-type="float" office:value="25558.75" calcext:value-type="float">
            <text:p>25558.75</text:p>
          </table:table-cell>
          <table:table-cell table:formula="of:=AVERAGE([.D31];[.D43];[.D55];[.D67])" office:value-type="float" office:value="70" calcext:value-type="float">
            <text:p>70</text:p>
          </table:table-cell>
          <table:table-cell table:formula="of:=AVERAGE([.E31];[.E43];[.E55];[.E67])" office:value-type="float" office:value="61455.75" calcext:value-type="float">
            <text:p>61455.75</text:p>
          </table:table-cell>
          <table:table-cell table:formula="of:=AVERAGE([.F31];[.F43];[.F55];[.F67])" office:value-type="float" office:value="4451879.125" calcext:value-type="float">
            <text:p>4451879.125</text:p>
          </table:table-cell>
          <table:table-cell table:formula="of:=AVERAGE([.G31];[.G43];[.G55];[.G67])" office:value-type="float" office:value="97037" calcext:value-type="float">
            <text:p>97037</text:p>
          </table:table-cell>
          <table:table-cell table:formula="of:=AVERAGE([.H31];[.H43];[.H55];[.H67])" office:value-type="float" office:value="22203" calcext:value-type="float">
            <text:p>22203</text:p>
          </table:table-cell>
          <table:table-cell table:formula="of:=AVERAGE([.I31];[.I43];[.I55];[.I67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1000/[.A20])" office:value-type="float" office:value="8" calcext:value-type="float">
            <text:p>8</text:p>
          </table:table-cell>
          <table:table-cell table:formula="of:=ROUND(8*[.B20]/0.0418)" office:value-type="float" office:value="1531" calcext:value-type="float">
            <text:p>1531</text:p>
          </table:table-cell>
          <table:table-cell table:formula="of:=AVERAGE([.B32];[.B44];[.B56];[.B68])" office:value-type="float" office:value="141424.25" calcext:value-type="float">
            <text:p>141424.25</text:p>
          </table:table-cell>
          <table:table-cell table:formula="of:=AVERAGE([.C32];[.C44];[.C56];[.C68])" office:value-type="float" office:value="24731.375" calcext:value-type="float">
            <text:p>24731.375</text:p>
          </table:table-cell>
          <table:table-cell table:formula="of:=AVERAGE([.D32];[.D44];[.D56];[.D68])" office:value-type="float" office:value="70" calcext:value-type="float">
            <text:p>70</text:p>
          </table:table-cell>
          <table:table-cell table:formula="of:=AVERAGE([.E32];[.E44];[.E56];[.E68])" office:value-type="float" office:value="38530.875" calcext:value-type="float">
            <text:p>38530.875</text:p>
          </table:table-cell>
          <table:table-cell table:formula="of:=AVERAGE([.F32];[.F44];[.F56];[.F68])" office:value-type="float" office:value="2846830.75" calcext:value-type="float">
            <text:p>2846830.75</text:p>
          </table:table-cell>
          <table:table-cell table:formula="of:=AVERAGE([.G32];[.G44];[.G56];[.G68])" office:value-type="float" office:value="64932" calcext:value-type="float">
            <text:p>64932</text:p>
          </table:table-cell>
          <table:table-cell table:formula="of:=AVERAGE([.H32];[.H44];[.H56];[.H68])" office:value-type="float" office:value="45175.5" calcext:value-type="float">
            <text:p>45175.5</text:p>
          </table:table-cell>
          <table:table-cell table:formula="of:=AVERAGE([.I32];[.I44];[.I56];[.I68])" office:value-type="float" office:value="63642" calcext:value-type="float">
            <text:p>63642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21])" office:value-type="float" office:value="10" calcext:value-type="float">
            <text:p>10</text:p>
          </table:table-cell>
          <table:table-cell table:formula="of:=ROUND(8*[.B21]/0.0418)" office:value-type="float" office:value="1914" calcext:value-type="float">
            <text:p>1914</text:p>
          </table:table-cell>
          <table:table-cell table:formula="of:=AVERAGE([.B33];[.B45];[.B57];[.B69])" office:value-type="float" office:value="161828.625" calcext:value-type="float">
            <text:p>161828.625</text:p>
          </table:table-cell>
          <table:table-cell table:formula="of:=AVERAGE([.C33];[.C45];[.C57];[.C69])" office:value-type="float" office:value="21046.125" calcext:value-type="float">
            <text:p>21046.125</text:p>
          </table:table-cell>
          <table:table-cell table:formula="of:=AVERAGE([.D33];[.D45];[.D57];[.D69])" office:value-type="float" office:value="70" calcext:value-type="float">
            <text:p>70</text:p>
          </table:table-cell>
          <table:table-cell table:formula="of:=AVERAGE([.E33];[.E45];[.E57];[.E69])" office:value-type="float" office:value="36683.125" calcext:value-type="float">
            <text:p>36683.125</text:p>
          </table:table-cell>
          <table:table-cell table:formula="of:=AVERAGE([.F33];[.F45];[.F57];[.F69])" office:value-type="float" office:value="2755051.375" calcext:value-type="float">
            <text:p>2755051.375</text:p>
          </table:table-cell>
          <table:table-cell table:formula="of:=AVERAGE([.G33];[.G45];[.G57];[.G69])" office:value-type="float" office:value="63154" calcext:value-type="float">
            <text:p>63154</text:p>
          </table:table-cell>
          <table:table-cell table:formula="of:=AVERAGE([.H33];[.H45];[.H57];[.H69])" office:value-type="float" office:value="44860" calcext:value-type="float">
            <text:p>44860</text:p>
          </table:table-cell>
          <table:table-cell table:formula="of:=AVERAGE([.I33];[.I45];[.I57];[.I69])" office:value-type="float" office:value="65233" calcext:value-type="float">
            <text:p>65233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1000/[.A22])" office:value-type="float" office:value="12" calcext:value-type="float">
            <text:p>12</text:p>
          </table:table-cell>
          <table:table-cell table:formula="of:=ROUND(8*[.B22]/0.0418)" office:value-type="float" office:value="2297" calcext:value-type="float">
            <text:p>2297</text:p>
          </table:table-cell>
          <table:table-cell table:formula="of:=AVERAGE([.B34];[.B46];[.B58];[.B70])" office:value-type="float" office:value="158053" calcext:value-type="float">
            <text:p>158053</text:p>
          </table:table-cell>
          <table:table-cell table:formula="of:=AVERAGE([.C34];[.C46];[.C58];[.C70])" office:value-type="float" office:value="19729.375" calcext:value-type="float">
            <text:p>19729.375</text:p>
          </table:table-cell>
          <table:table-cell table:formula="of:=AVERAGE([.D34];[.D46];[.D58];[.D70])" office:value-type="float" office:value="70" calcext:value-type="float">
            <text:p>70</text:p>
          </table:table-cell>
          <table:table-cell table:formula="of:=AVERAGE([.E34];[.E46];[.E58];[.E70])" office:value-type="float" office:value="25805.125" calcext:value-type="float">
            <text:p>25805.125</text:p>
          </table:table-cell>
          <table:table-cell table:formula="of:=AVERAGE([.F34];[.F46];[.F58];[.F70])" office:value-type="float" office:value="2018826.75" calcext:value-type="float">
            <text:p>2018826.75</text:p>
          </table:table-cell>
          <table:table-cell table:formula="of:=AVERAGE([.G34];[.G46];[.G58];[.G70])" office:value-type="float" office:value="42843" calcext:value-type="float">
            <text:p>42843</text:p>
          </table:table-cell>
          <table:table-cell table:formula="of:=AVERAGE([.H34];[.H46];[.H58];[.H70])" office:value-type="float" office:value="22114.5" calcext:value-type="float">
            <text:p>22114.5</text:p>
          </table:table-cell>
          <table:table-cell table:formula="of:=AVERAGE([.I34];[.I46];[.I58];[.I70])" office:value-type="float" office:value="43083" calcext:value-type="float">
            <text:p>4308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1000/[.A23])" office:value-type="float" office:value="15" calcext:value-type="float">
            <text:p>15</text:p>
          </table:table-cell>
          <table:table-cell table:formula="of:=ROUND(8*[.B23]/0.0418)" office:value-type="float" office:value="2871" calcext:value-type="float">
            <text:p>2871</text:p>
          </table:table-cell>
          <table:table-cell table:formula="of:=AVERAGE([.B35];[.B47];[.B59];[.B71])" office:value-type="float" office:value="167514.875" calcext:value-type="float">
            <text:p>167514.875</text:p>
          </table:table-cell>
          <table:table-cell table:formula="of:=AVERAGE([.C35];[.C47];[.C59];[.C71])" office:value-type="float" office:value="18001.25" calcext:value-type="float">
            <text:p>18001.25</text:p>
          </table:table-cell>
          <table:table-cell table:formula="of:=AVERAGE([.D35];[.D47];[.D59];[.D71])" office:value-type="float" office:value="70" calcext:value-type="float">
            <text:p>70</text:p>
          </table:table-cell>
          <table:table-cell table:formula="of:=AVERAGE([.E35];[.E47];[.E59];[.E71])" office:value-type="float" office:value="23701.625" calcext:value-type="float">
            <text:p>23701.625</text:p>
          </table:table-cell>
          <table:table-cell table:formula="of:=AVERAGE([.F35];[.F47];[.F59];[.F71])" office:value-type="float" office:value="1883819.25" calcext:value-type="float">
            <text:p>1883819.25</text:p>
          </table:table-cell>
          <table:table-cell table:formula="of:=AVERAGE([.G35];[.G47];[.G59];[.G71])" office:value-type="float" office:value="38282" calcext:value-type="float">
            <text:p>38282</text:p>
          </table:table-cell>
          <table:table-cell table:formula="of:=AVERAGE([.H35];[.H47];[.H59];[.H71])" office:value-type="float" office:value="7.75" calcext:value-type="float">
            <text:p>7.75</text:p>
          </table:table-cell>
          <table:table-cell table:formula="of:=AVERAGE([.I35];[.I47];[.I59];[.I71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1000/[.A24])" office:value-type="float" office:value="18" calcext:value-type="float">
            <text:p>18</text:p>
          </table:table-cell>
          <table:table-cell table:formula="of:=ROUND(8*[.B24]/0.0418)" office:value-type="float" office:value="3445" calcext:value-type="float">
            <text:p>3445</text:p>
          </table:table-cell>
          <table:table-cell table:formula="of:=AVERAGE([.B36];[.B48];[.B60];[.B72])" office:value-type="float" office:value="174866.5" calcext:value-type="float">
            <text:p>174866.5</text:p>
          </table:table-cell>
          <table:table-cell table:formula="of:=AVERAGE([.C36];[.C48];[.C60];[.C72])" office:value-type="float" office:value="16528.875" calcext:value-type="float">
            <text:p>16528.875</text:p>
          </table:table-cell>
          <table:table-cell table:formula="of:=AVERAGE([.D36];[.D48];[.D60];[.D72])" office:value-type="float" office:value="70" calcext:value-type="float">
            <text:p>70</text:p>
          </table:table-cell>
          <table:table-cell table:formula="of:=AVERAGE([.E36];[.E48];[.E60];[.E72])" office:value-type="float" office:value="20029.75" calcext:value-type="float">
            <text:p>20029.75</text:p>
          </table:table-cell>
          <table:table-cell table:formula="of:=AVERAGE([.F36];[.F48];[.F60];[.F72])" office:value-type="float" office:value="1589292.75" calcext:value-type="float">
            <text:p>1589292.75</text:p>
          </table:table-cell>
          <table:table-cell table:formula="of:=AVERAGE([.G36];[.G48];[.G60];[.G72])" office:value-type="float" office:value="31141" calcext:value-type="float">
            <text:p>31141</text:p>
          </table:table-cell>
          <table:table-cell table:formula="of:=AVERAGE([.H36];[.H48];[.H60];[.H72])" office:value-type="float" office:value="5.5" calcext:value-type="float">
            <text:p>5.5</text:p>
          </table:table-cell>
          <table:table-cell table:formula="of:=AVERAGE([.I36];[.I48];[.I60];[.I72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25])" office:value-type="float" office:value="20" calcext:value-type="float">
            <text:p>20</text:p>
          </table:table-cell>
          <table:table-cell table:formula="of:=ROUND(8*[.B25]/0.0418)" office:value-type="float" office:value="3828" calcext:value-type="float">
            <text:p>3828</text:p>
          </table:table-cell>
          <table:table-cell table:formula="of:=AVERAGE([.B37];[.B49];[.B61];[.B73])" office:value-type="float" office:value="169447.5" calcext:value-type="float">
            <text:p>169447.5</text:p>
          </table:table-cell>
          <table:table-cell table:formula="of:=AVERAGE([.C37];[.C49];[.C61];[.C73])" office:value-type="float" office:value="17629.5" calcext:value-type="float">
            <text:p>17629.5</text:p>
          </table:table-cell>
          <table:table-cell table:formula="of:=AVERAGE([.D37];[.D49];[.D61];[.D73])" office:value-type="float" office:value="70" calcext:value-type="float">
            <text:p>70</text:p>
          </table:table-cell>
          <table:table-cell table:formula="of:=AVERAGE([.E37];[.E49];[.E61];[.E73])" office:value-type="float" office:value="20781.125" calcext:value-type="float">
            <text:p>20781.125</text:p>
          </table:table-cell>
          <table:table-cell table:formula="of:=AVERAGE([.F37];[.F49];[.F61];[.F73])" office:value-type="float" office:value="1604563.125" calcext:value-type="float">
            <text:p>1604563.125</text:p>
          </table:table-cell>
          <table:table-cell table:formula="of:=AVERAGE([.G37];[.G49];[.G61];[.G73])" office:value-type="float" office:value="26516" calcext:value-type="float">
            <text:p>26516</text:p>
          </table:table-cell>
          <table:table-cell table:formula="of:=AVERAGE([.H37];[.H49];[.H61];[.H73])" office:value-type="float" office:value="43295.5" calcext:value-type="float">
            <text:p>43295.5</text:p>
          </table:table-cell>
          <table:table-cell table:formula="of:=AVERAGE([.I37];[.I49];[.I61];[.I73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70497" calcext:value-type="float">
            <text:p>170497</text:p>
          </table:table-cell>
          <table:table-cell table:style-name="Default" office:value-type="float" office:value="84296.5" calcext:value-type="float">
            <text:p>84296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3315717" calcext:value-type="float">
            <text:p>13315717</text:p>
          </table:table-cell>
          <table:table-cell table:style-name="Default"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Default" office:value-type="float" office:value="187551.5" calcext:value-type="float">
            <text:p>187551.5</text:p>
          </table:table-cell>
          <table:table-cell table:style-name="Default" office:value-type="float" office:value="121903" calcext:value-type="float">
            <text:p>121903</text:p>
          </table:table-cell>
          <table:table-cell table:style-name="Default"/>
          <table:table-cell table:style-name="Default" office:value-type="float" office:value="7590963" calcext:value-type="float">
            <text:p>759096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241056.5" calcext:value-type="float">
            <text:p>241056.5</text:p>
          </table:table-cell>
          <table:table-cell table:style-name="Default" office:value-type="float" office:value="43548" calcext:value-type="float">
            <text:p>4354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22906" calcext:value-type="float">
            <text:p>122906</text:p>
          </table:table-cell>
          <table:table-cell table:style-name="Default" office:value-type="float" office:value="9203092" calcext:value-type="float">
            <text:p>920309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315324" calcext:value-type="float">
            <text:p>315324</text:p>
          </table:table-cell>
          <table:table-cell table:style-name="Default" office:value-type="float" office:value="35610" calcext:value-type="float">
            <text:p>35610</text:p>
          </table:table-cell>
          <table:table-cell table:style-name="Default" office:value-type="float" office:value="55.5" calcext:value-type="float">
            <text:p>55.5</text:p>
          </table:table-cell>
          <table:table-cell table:style-name="Default" office:value-type="float" office:value="151284" calcext:value-type="float">
            <text:p>151284</text:p>
          </table:table-cell>
          <table:table-cell table:style-name="Default" office:value-type="float" office:value="8992205.5" calcext:value-type="float">
            <text:p>8992205.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float" office:value="235236" calcext:value-type="float">
            <text:p>235236</text:p>
          </table:table-cell>
          <table:table-cell table:style-name="Default" office:value-type="float" office:value="33373.5" calcext:value-type="float">
            <text:p>33373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4839" calcext:value-type="float">
            <text:p>64839</text:p>
          </table:table-cell>
          <table:table-cell table:style-name="Default" office:value-type="float" office:value="5139189" calcext:value-type="float">
            <text:p>513918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159113" calcext:value-type="float">
            <text:p>159113</text:p>
          </table:table-cell>
          <table:table-cell table:style-name="Default" office:value-type="float" office:value="34715" calcext:value-type="float">
            <text:p>3471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8097" calcext:value-type="float">
            <text:p>38097</text:p>
          </table:table-cell>
          <table:table-cell table:style-name="Default" office:value-type="float" office:value="3266357" calcext:value-type="float">
            <text:p>326635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52450" calcext:value-type="float">
            <text:p>152450</text:p>
          </table:table-cell>
          <table:table-cell table:style-name="Default" office:value-type="float" office:value="24549.5" calcext:value-type="float">
            <text:p>24549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1846.5" calcext:value-type="float">
            <text:p>31846.5</text:p>
          </table:table-cell>
          <table:table-cell table:style-name="Default" office:value-type="float" office:value="2529021" calcext:value-type="float">
            <text:p>252902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float" office:value="172524" calcext:value-type="float">
            <text:p>172524</text:p>
          </table:table-cell>
          <table:table-cell table:style-name="Default" office:value-type="float" office:value="24770" calcext:value-type="float">
            <text:p>2477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5946.5" calcext:value-type="float">
            <text:p>25946.5</text:p>
          </table:table-cell>
          <table:table-cell table:style-name="Default" office:value-type="float" office:value="2266207.5" calcext:value-type="float">
            <text:p>2266207.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189359" calcext:value-type="float">
            <text:p>189359</text:p>
          </table:table-cell>
          <table:table-cell table:style-name="Default" office:value-type="float" office:value="19315.5" calcext:value-type="float">
            <text:p>1931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5845" calcext:value-type="float">
            <text:p>25845</text:p>
          </table:table-cell>
          <table:table-cell table:style-name="Default" office:value-type="float" office:value="2108965.5" calcext:value-type="float">
            <text:p>2108965.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235218.5" calcext:value-type="float">
            <text:p>235218.5</text:p>
          </table:table-cell>
          <table:table-cell table:style-name="Default" office:value-type="float" office:value="18295.5" calcext:value-type="float">
            <text:p>1829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4143.5" calcext:value-type="float">
            <text:p>24143.5</text:p>
          </table:table-cell>
          <table:table-cell table:style-name="Default" office:value-type="float" office:value="2139821" calcext:value-type="float">
            <text:p>213982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254390.5" calcext:value-type="float">
            <text:p>254390.5</text:p>
          </table:table-cell>
          <table:table-cell table:style-name="Default" office:value-type="float" office:value="23753" calcext:value-type="float">
            <text:p>2375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416.5" calcext:value-type="float">
            <text:p>35416.5</text:p>
          </table:table-cell>
          <table:table-cell table:style-name="Default" office:value-type="float" office:value="2778975.5" calcext:value-type="float">
            <text:p>2778975.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83208" calcext:value-type="float">
            <text:p>183208</text:p>
          </table:table-cell>
          <table:table-cell table:style-name="Default" office:value-type="float" office:value="88692.5" calcext:value-type="float">
            <text:p>88692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03054" calcext:value-type="float">
            <text:p>203054</text:p>
          </table:table-cell>
          <table:table-cell table:style-name="Default" office:value-type="float" office:value="15291338.5" calcext:value-type="float">
            <text:p>15291338.5</text:p>
          </table:table-cell>
          <table:table-cell table:number-columns-repeated="1018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Default" office:value-type="float" office:value="169582" calcext:value-type="float">
            <text:p>169582</text:p>
          </table:table-cell>
          <table:table-cell table:style-name="Default" office:value-type="float" office:value="41298" calcext:value-type="float">
            <text:p>4129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98315" calcext:value-type="float">
            <text:p>98315</text:p>
          </table:table-cell>
          <table:table-cell table:style-name="Default" office:value-type="float" office:value="6881755.5" calcext:value-type="float">
            <text:p>6881755.5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67306" calcext:value-type="float">
            <text:p>167306</text:p>
          </table:table-cell>
          <table:table-cell table:style-name="Default" office:value-type="float" office:value="41127" calcext:value-type="float">
            <text:p>4112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93656" calcext:value-type="float">
            <text:p>93656</text:p>
          </table:table-cell>
          <table:table-cell table:style-name="Default" office:value-type="float" office:value="6555754.5" calcext:value-type="float">
            <text:p>6555754.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326026" calcext:value-type="float">
            <text:p>326026</text:p>
          </table:table-cell>
          <table:table-cell table:style-name="Default" office:value-type="float" office:value="29370.5" calcext:value-type="float">
            <text:p>29370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37116.5" calcext:value-type="float">
            <text:p>137116.5</text:p>
          </table:table-cell>
          <table:table-cell table:style-name="Default" office:value-type="float" office:value="9598001.5" calcext:value-type="float">
            <text:p>9598001.5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float" office:value="208445" calcext:value-type="float">
            <text:p>208445</text:p>
          </table:table-cell>
          <table:table-cell table:style-name="Default" office:value-type="float" office:value="21969" calcext:value-type="float">
            <text:p>219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4803" calcext:value-type="float">
            <text:p>64803</text:p>
          </table:table-cell>
          <table:table-cell table:style-name="Default" office:value-type="float" office:value="4535962" calcext:value-type="float">
            <text:p>4535962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133719" calcext:value-type="float">
            <text:p>133719</text:p>
          </table:table-cell>
          <table:table-cell table:style-name="Default" office:value-type="float" office:value="21155.5" calcext:value-type="float">
            <text:p>2115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8080" calcext:value-type="float">
            <text:p>38080</text:p>
          </table:table-cell>
          <table:table-cell table:style-name="Default" office:value-type="float" office:value="2665285" calcext:value-type="float">
            <text:p>2665285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85874" calcext:value-type="float">
            <text:p>185874</text:p>
          </table:table-cell>
          <table:table-cell table:style-name="Default" office:value-type="float" office:value="19800.5" calcext:value-type="float">
            <text:p>19800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9110" calcext:value-type="float">
            <text:p>39110</text:p>
          </table:table-cell>
          <table:table-cell table:style-name="Default" office:value-type="float" office:value="3187373" calcext:value-type="float">
            <text:p>3187373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float" office:value="174866.5" calcext:value-type="float">
            <text:p>174866.5</text:p>
          </table:table-cell>
          <table:table-cell table:style-name="Default" office:value-type="float" office:value="19458.5" calcext:value-type="float">
            <text:p>19458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5811.5" calcext:value-type="float">
            <text:p>25811.5</text:p>
          </table:table-cell>
          <table:table-cell table:style-name="Default" office:value-type="float" office:value="2206755.5" calcext:value-type="float">
            <text:p>2206755.5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191026.5" calcext:value-type="float">
            <text:p>191026.5</text:p>
          </table:table-cell>
          <table:table-cell table:style-name="Default" office:value-type="float" office:value="19685" calcext:value-type="float">
            <text:p>1968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2960" calcext:value-type="float">
            <text:p>22960</text:p>
          </table:table-cell>
          <table:table-cell table:style-name="Default" office:value-type="float" office:value="2206840.5" calcext:value-type="float">
            <text:p>2206840.5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176771.5" calcext:value-type="float">
            <text:p>176771.5</text:p>
          </table:table-cell>
          <table:table-cell table:style-name="Default" office:value-type="float" office:value="17786" calcext:value-type="float">
            <text:p>1778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8667" calcext:value-type="float">
            <text:p>18667</text:p>
          </table:table-cell>
          <table:table-cell table:style-name="Default" office:value-type="float" office:value="1606406" calcext:value-type="float">
            <text:p>1606406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63065.5" calcext:value-type="float">
            <text:p>163065.5</text:p>
          </table:table-cell>
          <table:table-cell table:style-name="Default" office:value-type="float" office:value="17432.5" calcext:value-type="float">
            <text:p>17432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923" calcext:value-type="float">
            <text:p>15923</text:p>
          </table:table-cell>
          <table:table-cell table:style-name="Default" office:value-type="float" office:value="1414465.5" calcext:value-type="float">
            <text:p>1414465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9460" calcext:value-type="float">
            <text:p>229460</text:p>
          </table:table-cell>
          <table:table-cell office:value-type="float" office:value="81406" calcext:value-type="float">
            <text:p>81406</text:p>
          </table:table-cell>
          <table:table-cell office:value-type="float" office:value="70" calcext:value-type="float">
            <text:p>70</text:p>
          </table:table-cell>
          <table:table-cell office:value-type="float" office:value="256530.5" calcext:value-type="float">
            <text:p>256530.5</text:p>
          </table:table-cell>
          <table:table-cell office:value-type="float" office:value="17956954.5" calcext:value-type="float">
            <text:p>17956954.5</text:p>
          </table:table-cell>
          <table:table-cell table:number-columns-repeated="101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5960" calcext:value-type="float">
            <text:p>165960</text:p>
          </table:table-cell>
          <table:table-cell office:value-type="float" office:value="41487" calcext:value-type="float">
            <text:p>414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725431.5" calcext:value-type="float">
            <text:p>6725431.5</text:p>
          </table:table-cell>
          <table:table-cell office:value-type="float" office:value="159829" calcext:value-type="float">
            <text:p>159829</text:p>
          </table:table-cell>
          <table:table-cell office:value-type="float" office:value="186.5" calcext:value-type="float">
            <text:p>186.5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5732.5" calcext:value-type="float">
            <text:p>225732.5</text:p>
          </table:table-cell>
          <table:table-cell office:value-type="float" office:value="38712.5" calcext:value-type="float">
            <text:p>38712.5</text:p>
          </table:table-cell>
          <table:table-cell office:value-type="float" office:value="70" calcext:value-type="float">
            <text:p>70</text:p>
          </table:table-cell>
          <table:table-cell office:value-type="float" office:value="122846.5" calcext:value-type="float">
            <text:p>122846.5</text:p>
          </table:table-cell>
          <table:table-cell office:value-type="float" office:value="8599006" calcext:value-type="float">
            <text:p>8599006</text:p>
          </table:table-cell>
          <table:table-cell office:value-type="float" office:value="205565" calcext:value-type="float">
            <text:p>20556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499" calcext:value-type="float">
            <text:p>358499</text:p>
          </table:table-cell>
          <table:table-cell office:value-type="float" office:value="28921.5" calcext:value-type="float">
            <text:p>28921.5</text:p>
          </table:table-cell>
          <table:table-cell office:value-type="float" office:value="70" calcext:value-type="float">
            <text:p>70</text:p>
          </table:table-cell>
          <table:table-cell office:value-type="float" office:value="150783.5" calcext:value-type="float">
            <text:p>150783.5</text:p>
          </table:table-cell>
          <table:table-cell office:value-type="float" office:value="10554569.5" calcext:value-type="float">
            <text:p>10554569.5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013" calcext:value-type="float">
            <text:p>165013</text:p>
          </table:table-cell>
          <table:table-cell office:value-type="float" office:value="24778" calcext:value-type="float">
            <text:p>24778</text:p>
          </table:table-cell>
          <table:table-cell office:value-type="float" office:value="70" calcext:value-type="float">
            <text:p>70</text:p>
          </table:table-cell>
          <table:table-cell office:value-type="float" office:value="51379.5" calcext:value-type="float">
            <text:p>51379.5</text:p>
          </table:table-cell>
          <table:table-cell office:value-type="float" office:value="3596399.5" calcext:value-type="float">
            <text:p>3596399.5</text:p>
          </table:table-cell>
          <table:table-cell office:value-type="float" office:value="85688" calcext:value-type="float">
            <text:p>85688</text:p>
          </table:table-cell>
          <table:table-cell office:value-type="float" office:value="44400" calcext:value-type="float">
            <text:p>44400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146" calcext:value-type="float">
            <text:p>139146</text:p>
          </table:table-cell>
          <table:table-cell office:value-type="float" office:value="21942" calcext:value-type="float">
            <text:p>21942</text:p>
          </table:table-cell>
          <table:table-cell office:value-type="float" office:value="70" calcext:value-type="float">
            <text:p>70</text:p>
          </table:table-cell>
          <table:table-cell office:value-type="float" office:value="39896.5" calcext:value-type="float">
            <text:p>39896.5</text:p>
          </table:table-cell>
          <table:table-cell office:value-type="float" office:value="2792319" calcext:value-type="float">
            <text:p>2792319</text:p>
          </table:table-cell>
          <table:table-cell office:value-type="float" office:value="66221" calcext:value-type="float">
            <text:p>66221</text:p>
          </table:table-cell>
          <table:table-cell office:value-type="float" office:value="46795" calcext:value-type="float">
            <text:p>4679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9338.5" calcext:value-type="float">
            <text:p>149338.5</text:p>
          </table:table-cell>
          <table:table-cell office:value-type="float" office:value="20140.5" calcext:value-type="float">
            <text:p>20140.5</text:p>
          </table:table-cell>
          <table:table-cell office:value-type="float" office:value="70" calcext:value-type="float">
            <text:p>70</text:p>
          </table:table-cell>
          <table:table-cell office:value-type="float" office:value="36761.5" calcext:value-type="float">
            <text:p>36761.5</text:p>
          </table:table-cell>
          <table:table-cell office:value-type="float" office:value="2572821.5" calcext:value-type="float">
            <text:p>2572821.5</text:p>
          </table:table-cell>
          <table:table-cell office:value-type="float" office:value="61074" calcext:value-type="float">
            <text:p>61074</text:p>
          </table:table-cell>
          <table:table-cell office:value-type="float" office:value="45762.5" calcext:value-type="float">
            <text:p>45762.5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1585" calcext:value-type="float">
            <text:p>141585</text:p>
          </table:table-cell>
          <table:table-cell office:value-type="float" office:value="17450" calcext:value-type="float">
            <text:p>17450</text:p>
          </table:table-cell>
          <table:table-cell office:value-type="float" office:value="70" calcext:value-type="float">
            <text:p>70</text:p>
          </table:table-cell>
          <table:table-cell office:value-type="float" office:value="25656.5" calcext:value-type="float">
            <text:p>25656.5</text:p>
          </table:table-cell>
          <table:table-cell office:value-type="float" office:value="1795701.5" calcext:value-type="float">
            <text:p>1795701.5</text:p>
          </table:table-cell>
          <table:table-cell office:value-type="float" office:value="42602" calcext:value-type="float">
            <text:p>42602</text:p>
          </table:table-cell>
          <table:table-cell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837" calcext:value-type="float">
            <text:p>144837</text:p>
          </table:table-cell>
          <table:table-cell office:value-type="float" office:value="16307.5" calcext:value-type="float">
            <text:p>16307.5</text:p>
          </table:table-cell>
          <table:table-cell office:value-type="float" office:value="70" calcext:value-type="float">
            <text:p>70</text:p>
          </table:table-cell>
          <table:table-cell office:value-type="float" office:value="22908" calcext:value-type="float">
            <text:p>22908</text:p>
          </table:table-cell>
          <table:table-cell office:value-type="float" office:value="1603238.5" calcext:value-type="float">
            <text:p>1603238.5</text:p>
          </table:table-cell>
          <table:table-cell office:value-type="float" office:value="38282" calcext:value-type="float">
            <text:p>38282</text:p>
          </table:table-cell>
          <table:table-cell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736" calcext:value-type="float">
            <text:p>143736</text:p>
          </table:table-cell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office:value-type="float" office:value="18653" calcext:value-type="float">
            <text:p>18653</text:p>
          </table:table-cell>
          <table:table-cell office:value-type="float" office:value="1305385" calcext:value-type="float">
            <text:p>130538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167" calcext:value-type="float">
            <text:p>130167</text:p>
          </table:table-cell>
          <table:table-cell office:value-type="float" office:value="14626.5" calcext:value-type="float">
            <text:p>14626.5</text:p>
          </table:table-cell>
          <table:table-cell office:value-type="float" office:value="70" calcext:value-type="float">
            <text:p>70</text:p>
          </table:table-cell>
          <table:table-cell office:value-type="float" office:value="15900.5" calcext:value-type="float">
            <text:p>15900.5</text:p>
          </table:table-cell>
          <table:table-cell office:value-type="float" office:value="1112985.5" calcext:value-type="float">
            <text:p>1112985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9460" calcext:value-type="float">
            <text:p>229460</text:p>
          </table:table-cell>
          <table:table-cell office:value-type="float" office:value="81438.5" calcext:value-type="float">
            <text:p>81438.5</text:p>
          </table:table-cell>
          <table:table-cell office:value-type="float" office:value="70" calcext:value-type="float">
            <text:p>70</text:p>
          </table:table-cell>
          <table:table-cell office:value-type="float" office:value="256556" calcext:value-type="float">
            <text:p>256556</text:p>
          </table:table-cell>
          <table:table-cell office:value-type="float" office:value="17958702.5" calcext:value-type="float">
            <text:p>17958702.5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1789" calcext:value-type="float">
            <text:p>191789</text:p>
          </table:table-cell>
          <table:table-cell office:value-type="float" office:value="40807.5" calcext:value-type="float">
            <text:p>40807.5</text:p>
          </table:table-cell>
          <table:table-cell office:value-type="float" office:value="70" calcext:value-type="float">
            <text:p>70</text:p>
          </table:table-cell>
          <table:table-cell office:value-type="float" office:value="110449" calcext:value-type="float">
            <text:p>110449</text:p>
          </table:table-cell>
          <table:table-cell office:value-type="float" office:value="7731662.5" calcext:value-type="float">
            <text:p>7731662.5</text:p>
          </table:table-cell>
          <table:table-cell office:value-type="float" office:value="184907" calcext:value-type="float">
            <text:p>184907</text:p>
          </table:table-cell>
          <table:table-cell office:value-type="float" office:value="43639" calcext:value-type="float">
            <text:p>43639</text:p>
          </table:table-cell>
          <table:table-cell office:value-type="float" office:value="184906" calcext:value-type="float">
            <text:p>184906</text:p>
          </table:table-cell>
          <table:table-cell office:value-type="float" office:value="179.5" calcext:value-type="float">
            <text:p>179.5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908" calcext:value-type="float">
            <text:p>200908</text:p>
          </table:table-cell>
          <table:table-cell office:value-type="float" office:value="38087.5" calcext:value-type="float">
            <text:p>38087.5</text:p>
          </table:table-cell>
          <table:table-cell office:value-type="float" office:value="70" calcext:value-type="float">
            <text:p>70</text:p>
          </table:table-cell>
          <table:table-cell office:value-type="float" office:value="109451.5" calcext:value-type="float">
            <text:p>109451.5</text:p>
          </table:table-cell>
          <table:table-cell office:value-type="float" office:value="7661710.5" calcext:value-type="float">
            <text:p>7661710.5</text:p>
          </table:table-cell>
          <table:table-cell office:value-type="float" office:value="183134" calcext:value-type="float">
            <text:p>183134</text:p>
          </table:table-cell>
          <table:table-cell office:value-type="float" office:value="44080.5" calcext:value-type="float">
            <text:p>44080.5</text:p>
          </table:table-cell>
          <table:table-cell office:value-type="float" office:value="183133" calcext:value-type="float">
            <text:p>183133</text:p>
          </table:table-cell>
          <table:table-cell office:value-type="float" office:value="207" calcext:value-type="float">
            <text:p>207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8135" calcext:value-type="float">
            <text:p>338135</text:p>
          </table:table-cell>
          <table:table-cell office:value-type="float" office:value="29144.5" calcext:value-type="float">
            <text:p>29144.5</text:p>
          </table:table-cell>
          <table:table-cell office:value-type="float" office:value="70" calcext:value-type="float">
            <text:p>70</text:p>
          </table:table-cell>
          <table:table-cell office:value-type="float" office:value="142085.5" calcext:value-type="float">
            <text:p>142085.5</text:p>
          </table:table-cell>
          <table:table-cell office:value-type="float" office:value="9946203.5" calcext:value-type="float">
            <text:p>9946203.5</text:p>
          </table:table-cell>
          <table:table-cell office:value-type="float" office:value="237699" calcext:value-type="float">
            <text:p>237699</text:p>
          </table:table-cell>
          <table:table-cell office:value-type="float" office:value="44234.5" calcext:value-type="float">
            <text:p>44234.5</text:p>
          </table:table-cell>
          <table:table-cell office:value-type="float" office:value="237698" calcext:value-type="float">
            <text:p>237698</text:p>
          </table:table-cell>
          <table:table-cell office:value-type="float" office:value="217.5" calcext:value-type="float">
            <text:p>217.5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8448" calcext:value-type="float">
            <text:p>208448</text:p>
          </table:table-cell>
          <table:table-cell office:value-type="float" office:value="22114.5" calcext:value-type="float">
            <text:p>22114.5</text:p>
          </table:table-cell>
          <table:table-cell office:value-type="float" office:value="70" calcext:value-type="float">
            <text:p>70</text:p>
          </table:table-cell>
          <table:table-cell office:value-type="float" office:value="64801.5" calcext:value-type="float">
            <text:p>64801.5</text:p>
          </table:table-cell>
          <table:table-cell office:value-type="float" office:value="4535966" calcext:value-type="float">
            <text:p>4535966</text:p>
          </table:table-cell>
          <table:table-cell office:value-type="float" office:value="108386" calcext:value-type="float">
            <text:p>108386</text:p>
          </table:table-cell>
          <table:table-cell office:value-type="float" office:value="6" calcext:value-type="float">
            <text:p>6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3719" calcext:value-type="float">
            <text:p>133719</text:p>
          </table:table-cell>
          <table:table-cell office:value-type="float" office:value="21113" calcext:value-type="float">
            <text:p>21113</text:p>
          </table:table-cell>
          <table:table-cell office:value-type="float" office:value="70" calcext:value-type="float">
            <text:p>70</text:p>
          </table:table-cell>
          <table:table-cell office:value-type="float" office:value="38050" calcext:value-type="float">
            <text:p>38050</text:p>
          </table:table-cell>
          <table:table-cell office:value-type="float" office:value="2663362" calcext:value-type="float">
            <text:p>2663362</text:p>
          </table:table-cell>
          <table:table-cell office:value-type="float" office:value="63643" calcext:value-type="float">
            <text:p>63643</text:p>
          </table:table-cell>
          <table:table-cell office:value-type="float" office:value="43556" calcext:value-type="float">
            <text:p>43556</text:p>
          </table:table-cell>
          <table:table-cell office:value-type="float" office:value="63642" calcext:value-type="float">
            <text:p>63642</text:p>
          </table:table-cell>
          <table:table-cell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9652" calcext:value-type="float">
            <text:p>159652</text:p>
          </table:table-cell>
          <table:table-cell office:value-type="float" office:value="19694" calcext:value-type="float">
            <text:p>19694</text:p>
          </table:table-cell>
          <table:table-cell office:value-type="float" office:value="70" calcext:value-type="float">
            <text:p>70</text:p>
          </table:table-cell>
          <table:table-cell office:value-type="float" office:value="39014.5" calcext:value-type="float">
            <text:p>39014.5</text:p>
          </table:table-cell>
          <table:table-cell office:value-type="float" office:value="2730990" calcext:value-type="float">
            <text:p>2730990</text:p>
          </table:table-cell>
          <table:table-cell office:value-type="float" office:value="65234" calcext:value-type="float">
            <text:p>65234</text:p>
          </table:table-cell>
          <table:table-cell office:value-type="float" office:value="43957.5" calcext:value-type="float">
            <text:p>43957.5</text:p>
          </table:table-cell>
          <table:table-cell office:value-type="float" office:value="65233" calcext:value-type="float">
            <text:p>65233</text:p>
          </table:table-cell>
          <table:table-cell office:value-type="float" office:value="219.5" calcext:value-type="float">
            <text:p>219.5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3236.5" calcext:value-type="float">
            <text:p>143236.5</text:p>
          </table:table-cell>
          <table:table-cell office:value-type="float" office:value="17239" calcext:value-type="float">
            <text:p>17239</text:p>
          </table:table-cell>
          <table:table-cell office:value-type="float" office:value="70" calcext:value-type="float">
            <text:p>70</text:p>
          </table:table-cell>
          <table:table-cell office:value-type="float" office:value="25806" calcext:value-type="float">
            <text:p>25806</text:p>
          </table:table-cell>
          <table:table-cell office:value-type="float" office:value="1806642.5" calcext:value-type="float">
            <text:p>1806642.5</text:p>
          </table:table-cell>
          <table:table-cell office:value-type="float" office:value="43084" calcext:value-type="float">
            <text:p>43084</text:p>
          </table:table-cell>
          <table:table-cell office:value-type="float" office:value="44222.5" calcext:value-type="float">
            <text:p>44222.5</text:p>
          </table:table-cell>
          <table:table-cell office:value-type="float" office:value="43083" calcext:value-type="float">
            <text:p>43083</text:p>
          </table:table-cell>
          <table:table-cell office:value-type="float" office:value="253" calcext:value-type="float">
            <text:p>25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837" calcext:value-type="float">
            <text:p>144837</text:p>
          </table:table-cell>
          <table:table-cell office:value-type="float" office:value="16697" calcext:value-type="float">
            <text:p>16697</text:p>
          </table:table-cell>
          <table:table-cell office:value-type="float" office:value="70" calcext:value-type="float">
            <text:p>70</text:p>
          </table:table-cell>
          <table:table-cell office:value-type="float" office:value="23093.5" calcext:value-type="float">
            <text:p>23093.5</text:p>
          </table:table-cell>
          <table:table-cell office:value-type="float" office:value="1616232.5" calcext:value-type="float">
            <text:p>1616232.5</text:p>
          </table:table-cell>
          <table:table-cell office:value-type="float" office:value="38282" calcext:value-type="float">
            <text:p>3828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740" calcext:value-type="float">
            <text:p>143740</text:p>
          </table:table-cell>
          <table:table-cell office:value-type="float" office:value="15034" calcext:value-type="float">
            <text:p>15034</text:p>
          </table:table-cell>
          <table:table-cell office:value-type="float" office:value="70" calcext:value-type="float">
            <text:p>70</text:p>
          </table:table-cell>
          <table:table-cell office:value-type="float" office:value="18655.5" calcext:value-type="float">
            <text:p>18655.5</text:p>
          </table:table-cell>
          <table:table-cell office:value-type="float" office:value="1305559" calcext:value-type="float">
            <text:p>1305559</text:p>
          </table:table-cell>
          <table:table-cell office:value-type="float" office:value="31141" calcext:value-type="float">
            <text:p>31141</text:p>
          </table:table-cell>
          <table:table-cell office:value-type="float" office:value="5.5" calcext:value-type="float">
            <text:p>5.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167" calcext:value-type="float">
            <text:p>130167</text:p>
          </table:table-cell>
          <table:table-cell office:value-type="float" office:value="14706" calcext:value-type="float">
            <text:p>14706</text:p>
          </table:table-cell>
          <table:table-cell office:value-type="float" office:value="70" calcext:value-type="float">
            <text:p>70</text:p>
          </table:table-cell>
          <table:table-cell office:value-type="float" office:value="15884.5" calcext:value-type="float">
            <text:p>15884.5</text:p>
          </table:table-cell>
          <table:table-cell office:value-type="float" office:value="1111826" calcext:value-type="float">
            <text:p>1111826</text:p>
          </table:table-cell>
          <table:table-cell office:value-type="float" office:value="26516" calcext:value-type="float">
            <text:p>26516</text:p>
          </table:table-cell>
          <table:table-cell office:value-type="float" office:value="43295.5" calcext:value-type="float">
            <text:p>43295.5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PiRPi" table:style-name="ta1">
        <table:table-column table:style-name="co1" table:number-columns-repeated="3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number-columns-repeated="2" table:style-name="ce2" office:value-type="string" calcext:value-type="string">
            <text:p><text:s/>successRate 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average SuccessRate</text:p>
          </table:table-cell>
          <table:table-cell table:style-name="ce2" office:value-type="string" calcext:value-type="string">
            <text:p>averageErrorRate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1000/[.A2])" office:value-type="float" office:value="2" calcext:value-type="float">
            <text:p>2</text:p>
          </table:table-cell>
          <table:table-cell table:formula="of:=ROUND(8*[.B2]/0.0418)" office:value-type="float" office:value="383" calcext:value-type="float">
            <text:p>383</text:p>
          </table:table-cell>
          <table:table-cell table:number-columns-repeated="2" table:style-name="ce2" office:value-type="float" office:value="66" calcext:value-type="float">
            <text:p>66</text:p>
          </table:table-cell>
          <table:table-cell table:style-name="ce2" table:formula="of:=AVERAGE([.D2:.E2])" office:value-type="float" office:value="66" calcext:value-type="float">
            <text:p>66</text:p>
          </table:table-cell>
          <table:table-cell table:style-name="ce2" table:formula="of:=[.F2]/70" office:value-type="float" office:value="0.942857142857143" calcext:value-type="float">
            <text:p>0.942857142857143</text:p>
          </table:table-cell>
          <table:table-cell table:style-name="ce2" table:formula="of:=1-[.G2]" office:value-type="float" office:value="0.0571428571428572" calcext:value-type="float">
            <text:p>0.05714285714285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1000/[.A3])" office:value-type="float" office:value="3" calcext:value-type="float">
            <text:p>3</text:p>
          </table:table-cell>
          <table:table-cell table:formula="of:=ROUND(8*[.B3]/0.0418)" office:value-type="float" office:value="574" calcext:value-type="float">
            <text:p>57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AVERAGE([.D3:.E3])" office:value-type="float" office:value="56.5" calcext:value-type="float">
            <text:p>56.5</text:p>
          </table:table-cell>
          <table:table-cell table:style-name="ce2" table:formula="of:=[.F3]/70" office:value-type="float" office:value="0.807142857142857" calcext:value-type="float">
            <text:p>0.807142857142857</text:p>
          </table:table-cell>
          <table:table-cell table:style-name="ce2" table:formula="of:=1-[.G3]" office:value-type="float" office:value="0.192857142857143" calcext:value-type="float">
            <text:p>0.19285714285714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1000/[.A4])" office:value-type="float" office:value="4" calcext:value-type="float">
            <text:p>4</text:p>
          </table:table-cell>
          <table:table-cell table:formula="of:=ROUND(8*[.B4]/0.0418)" office:value-type="float" office:value="766" calcext:value-type="float">
            <text:p>76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AVERAGE([.D4:.E4])" office:value-type="float" office:value="49" calcext:value-type="float">
            <text:p>49</text:p>
          </table:table-cell>
          <table:table-cell table:style-name="ce2" table:formula="of:=[.F4]/70" office:value-type="float" office:value="0.7" calcext:value-type="float">
            <text:p>0.7</text:p>
          </table:table-cell>
          <table:table-cell table:style-name="ce2" table:formula="of:=1-[.G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1000/[.A5])" office:value-type="float" office:value="5" calcext:value-type="float">
            <text:p>5</text:p>
          </table:table-cell>
          <table:table-cell table:formula="of:=ROUND(8*[.B5]/0.0418)" office:value-type="float" office:value="957" calcext:value-type="float">
            <text:p>95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AVERAGE([.D5:.E5])" office:value-type="float" office:value="32.5" calcext:value-type="float">
            <text:p>32.5</text:p>
          </table:table-cell>
          <table:table-cell table:style-name="ce2" table:formula="of:=[.F5]/70" office:value-type="float" office:value="0.464285714285714" calcext:value-type="float">
            <text:p>0.464285714285714</text:p>
          </table:table-cell>
          <table:table-cell table:style-name="ce2" table:formula="of:=1-[.G5]" office:value-type="float" office:value="0.535714285714286" calcext:value-type="float">
            <text:p>0.53571428571428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1000/[.A6])" office:value-type="float" office:value="6" calcext:value-type="float">
            <text:p>6</text:p>
          </table:table-cell>
          <table:table-cell table:formula="of:=ROUND(8*[.B6]/0.0418)" office:value-type="float" office:value="1148" calcext:value-type="float">
            <text:p>1148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table:formula="of:=AVERAGE([.D6:.E6])" office:value-type="float" office:value="40" calcext:value-type="float">
            <text:p>40</text:p>
          </table:table-cell>
          <table:table-cell table:style-name="ce2" table:formula="of:=[.F6]/70" office:value-type="float" office:value="0.571428571428571" calcext:value-type="float">
            <text:p>0.571428571428571</text:p>
          </table:table-cell>
          <table:table-cell table:style-name="ce2" table:formula="of:=1-[.G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1000/[.A7])" office:value-type="float" office:value="8" calcext:value-type="float">
            <text:p>8</text:p>
          </table:table-cell>
          <table:table-cell table:formula="of:=ROUND(8*[.B7]/0.0418)" office:value-type="float" office:value="1531" calcext:value-type="float">
            <text:p>15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AVERAGE([.D7:.E7])" office:value-type="float" office:value="35.5" calcext:value-type="float">
            <text:p>35.5</text:p>
          </table:table-cell>
          <table:table-cell table:style-name="ce2" table:formula="of:=[.F7]/70" office:value-type="float" office:value="0.507142857142857" calcext:value-type="float">
            <text:p>0.507142857142857</text:p>
          </table:table-cell>
          <table:table-cell table:style-name="ce2" table:formula="of:=1-[.G7]" office:value-type="float" office:value="0.492857142857143" calcext:value-type="float">
            <text:p>0.49285714285714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8])" office:value-type="float" office:value="10" calcext:value-type="float">
            <text:p>10</text:p>
          </table:table-cell>
          <table:table-cell table:formula="of:=ROUND(8*[.B8]/0.0418)" office:value-type="float" office:value="1914" calcext:value-type="float">
            <text:p>1914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 table:formula="of:=AVERAGE([.D8:.E8])" office:value-type="float" office:value="23" calcext:value-type="float">
            <text:p>23</text:p>
          </table:table-cell>
          <table:table-cell table:style-name="ce2" table:formula="of:=[.F8]/70" office:value-type="float" office:value="0.328571428571429" calcext:value-type="float">
            <text:p>0.328571428571429</text:p>
          </table:table-cell>
          <table:table-cell table:style-name="ce2" table:formula="of:=1-[.G8]" office:value-type="float" office:value="0.671428571428571" calcext:value-type="float">
            <text:p>0.67142857142857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1000/[.A9])" office:value-type="float" office:value="12" calcext:value-type="float">
            <text:p>12</text:p>
          </table:table-cell>
          <table:table-cell table:formula="of:=ROUND(8*[.B9]/0.0418)" office:value-type="float" office:value="2297" calcext:value-type="float">
            <text:p>229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AVERAGE([.D9:.E9])" office:value-type="float" office:value="18" calcext:value-type="float">
            <text:p>18</text:p>
          </table:table-cell>
          <table:table-cell table:style-name="ce2" table:formula="of:=[.F9]/70" office:value-type="float" office:value="0.257142857142857" calcext:value-type="float">
            <text:p>0.257142857142857</text:p>
          </table:table-cell>
          <table:table-cell table:style-name="ce2" table:formula="of:=1-[.G9]" office:value-type="float" office:value="0.742857142857143" calcext:value-type="float">
            <text:p>0.74285714285714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1000/[.A10])" office:value-type="float" office:value="15" calcext:value-type="float">
            <text:p>15</text:p>
          </table:table-cell>
          <table:table-cell table:formula="of:=ROUND(8*[.B10]/0.0418)" office:value-type="float" office:value="2871" calcext:value-type="float">
            <text:p>287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table:formula="of:=AVERAGE([.D10:.E10])" office:value-type="float" office:value="21" calcext:value-type="float">
            <text:p>21</text:p>
          </table:table-cell>
          <table:table-cell table:style-name="ce2" table:formula="of:=[.F10]/70" office:value-type="float" office:value="0.3" calcext:value-type="float">
            <text:p>0.3</text:p>
          </table:table-cell>
          <table:table-cell table:style-name="ce2" table:formula="of:=1-[.G10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1000/[.A11])" office:value-type="float" office:value="18" calcext:value-type="float">
            <text:p>18</text:p>
          </table:table-cell>
          <table:table-cell table:formula="of:=ROUND(8*[.B11]/0.0418)" office:value-type="float" office:value="3445" calcext:value-type="float">
            <text:p>344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table:formula="of:=AVERAGE([.D11:.E11])" office:value-type="float" office:value="12" calcext:value-type="float">
            <text:p>12</text:p>
          </table:table-cell>
          <table:table-cell table:style-name="ce2" table:formula="of:=[.F11]/70" office:value-type="float" office:value="0.171428571428571" calcext:value-type="float">
            <text:p>0.171428571428571</text:p>
          </table:table-cell>
          <table:table-cell table:style-name="ce2" table:formula="of:=1-[.G11]" office:value-type="float" office:value="0.828571428571429" calcext:value-type="float">
            <text:p>0.82857142857142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12])" office:value-type="float" office:value="20" calcext:value-type="float">
            <text:p>20</text:p>
          </table:table-cell>
          <table:table-cell table:formula="of:=ROUND(8*[.B12]/0.0418)" office:value-type="float" office:value="3828" calcext:value-type="float">
            <text:p>3828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table:formula="of:=AVERAGE([.D12:.E12])" office:value-type="float" office:value="11" calcext:value-type="float">
            <text:p>11</text:p>
          </table:table-cell>
          <table:table-cell table:style-name="ce2" table:formula="of:=[.F12]/70" office:value-type="float" office:value="0.157142857142857" calcext:value-type="float">
            <text:p>0.157142857142857</text:p>
          </table:table-cell>
          <table:table-cell table:style-name="ce2" table:formula="of:=1-[.G12]" office:value-type="float" office:value="0.842857142857143" calcext:value-type="float">
            <text:p>0.8428571428571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or msec interarival packet tim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1000/[.A15])" office:value-type="float" office:value="2" calcext:value-type="float">
            <text:p>2</text:p>
          </table:table-cell>
          <table:table-cell table:formula="of:=ROUND(8*[.B15]/0.0418)" office:value-type="float" office:value="383" calcext:value-type="float">
            <text:p>383</text:p>
          </table:table-cell>
          <table:table-cell office:value-type="float" office:value="233924.5" calcext:value-type="float">
            <text:p>233924.5</text:p>
          </table:table-cell>
          <table:table-cell office:value-type="float" office:value="81868.75" calcext:value-type="float">
            <text:p>81868.75</text:p>
          </table:table-cell>
          <table:table-cell office:value-type="float" office:value="70" calcext:value-type="float">
            <text:p>70</text:p>
          </table:table-cell>
          <table:table-cell office:value-type="float" office:value="261710.75" calcext:value-type="float">
            <text:p>261710.75</text:p>
          </table:table-cell>
          <table:table-cell office:value-type="float" office:value="18319386.25" calcext:value-type="float">
            <text:p>18319386.25</text:p>
          </table:table-cell>
          <table:table-cell office:value-type="float" office:value="446157" calcext:value-type="float">
            <text:p>44615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1000/[.A16])" office:value-type="float" office:value="3" calcext:value-type="float">
            <text:p>3</text:p>
          </table:table-cell>
          <table:table-cell table:formula="of:=ROUND(8*[.B16]/0.0418)" office:value-type="float" office:value="574" calcext:value-type="float">
            <text:p>574</text:p>
          </table:table-cell>
          <table:table-cell office:value-type="float" office:value="214538.5" calcext:value-type="float">
            <text:p>214538.5</text:p>
          </table:table-cell>
          <table:table-cell office:value-type="float" office:value="41113.5" calcext:value-type="float">
            <text:p>41113.5</text:p>
          </table:table-cell>
          <table:table-cell office:value-type="float" office:value="70" calcext:value-type="float">
            <text:p>70</text:p>
          </table:table-cell>
          <table:table-cell office:value-type="float" office:value="123240.5" calcext:value-type="float">
            <text:p>123240.5</text:p>
          </table:table-cell>
          <table:table-cell office:value-type="float" office:value="8626963.75" calcext:value-type="float">
            <text:p>8626963.75</text:p>
          </table:table-cell>
          <table:table-cell office:value-type="float" office:value="206785.5" calcext:value-type="float">
            <text:p>206785.5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1000/[.A17])" office:value-type="float" office:value="4" calcext:value-type="float">
            <text:p>4</text:p>
          </table:table-cell>
          <table:table-cell table:formula="of:=ROUND(8*[.B17]/0.0418)" office:value-type="float" office:value="766" calcext:value-type="float">
            <text:p>766</text:p>
          </table:table-cell>
          <table:table-cell office:value-type="float" office:value="183352" calcext:value-type="float">
            <text:p>183352</text:p>
          </table:table-cell>
          <table:table-cell office:value-type="float" office:value="50578.5" calcext:value-type="float">
            <text:p>50578.5</text:p>
          </table:table-cell>
          <table:table-cell office:value-type="float" office:value="70" calcext:value-type="float">
            <text:p>70</text:p>
          </table:table-cell>
          <table:table-cell office:value-type="float" office:value="108491.75" calcext:value-type="float">
            <text:p>108491.75</text:p>
          </table:table-cell>
          <table:table-cell office:value-type="float" office:value="7594288.75" calcext:value-type="float">
            <text:p>7594288.75</text:p>
          </table:table-cell>
          <table:table-cell office:value-type="float" office:value="167169.5" calcext:value-type="float">
            <text:p>167169.5</text:p>
          </table:table-cell>
          <table:table-cell office:value-type="float" office:value="38682.25" calcext:value-type="float">
            <text:p>38682.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1000/[.A18])" office:value-type="float" office:value="5" calcext:value-type="float">
            <text:p>5</text:p>
          </table:table-cell>
          <table:table-cell table:formula="of:=ROUND(8*[.B18]/0.0418)" office:value-type="float" office:value="957" calcext:value-type="float">
            <text:p>957</text:p>
          </table:table-cell>
          <table:table-cell office:value-type="float" office:value="327431.25" calcext:value-type="float">
            <text:p>327431.25</text:p>
          </table:table-cell>
          <table:table-cell office:value-type="float" office:value="29646.5" calcext:value-type="float">
            <text:p>29646.5</text:p>
          </table:table-cell>
          <table:table-cell office:value-type="float" office:value="70" calcext:value-type="float">
            <text:p>70</text:p>
          </table:table-cell>
          <table:table-cell office:value-type="float" office:value="137872.75" calcext:value-type="float">
            <text:p>137872.75</text:p>
          </table:table-cell>
          <table:table-cell office:value-type="float" office:value="9650827.25" calcext:value-type="float">
            <text:p>9650827.25</text:p>
          </table:table-cell>
          <table:table-cell office:value-type="float" office:value="241863" calcext:value-type="float">
            <text:p>241863</text:p>
          </table:table-cell>
          <table:table-cell office:value-type="float" office:value="43746" calcext:value-type="float">
            <text:p>437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1000/[.A19])" office:value-type="float" office:value="6" calcext:value-type="float">
            <text:p>6</text:p>
          </table:table-cell>
          <table:table-cell table:formula="of:=ROUND(8*[.B19]/0.0418)" office:value-type="float" office:value="1148" calcext:value-type="float">
            <text:p>1148</text:p>
          </table:table-cell>
          <table:table-cell office:value-type="float" office:value="208155.5" calcext:value-type="float">
            <text:p>208155.5</text:p>
          </table:table-cell>
          <table:table-cell office:value-type="float" office:value="22271.5" calcext:value-type="float">
            <text:p>22271.5</text:p>
          </table:table-cell>
          <table:table-cell office:value-type="float" office:value="70" calcext:value-type="float">
            <text:p>70</text:p>
          </table:table-cell>
          <table:table-cell office:value-type="float" office:value="64775.5" calcext:value-type="float">
            <text:p>64775.5</text:p>
          </table:table-cell>
          <table:table-cell office:value-type="float" office:value="4534391.25" calcext:value-type="float">
            <text:p>4534391.25</text:p>
          </table:table-cell>
          <table:table-cell office:value-type="float" office:value="108084" calcext:value-type="float">
            <text:p>10808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1000/[.A20])" office:value-type="float" office:value="8" calcext:value-type="float">
            <text:p>8</text:p>
          </table:table-cell>
          <table:table-cell table:formula="of:=ROUND(8*[.B20]/0.0418)" office:value-type="float" office:value="1531" calcext:value-type="float">
            <text:p>1531</text:p>
          </table:table-cell>
          <table:table-cell office:value-type="float" office:value="152407" calcext:value-type="float">
            <text:p>152407</text:p>
          </table:table-cell>
          <table:table-cell office:value-type="float" office:value="21255.75" calcext:value-type="float">
            <text:p>21255.75</text:p>
          </table:table-cell>
          <table:table-cell office:value-type="float" office:value="70" calcext:value-type="float">
            <text:p>70</text:p>
          </table:table-cell>
          <table:table-cell office:value-type="float" office:value="43444.5" calcext:value-type="float">
            <text:p>43444.5</text:p>
          </table:table-cell>
          <table:table-cell office:value-type="float" office:value="3041015.25" calcext:value-type="float">
            <text:p>3041015.25</text:p>
          </table:table-cell>
          <table:table-cell office:value-type="float" office:value="63641" calcext:value-type="float">
            <text:p>63641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21])" office:value-type="float" office:value="10" calcext:value-type="float">
            <text:p>10</text:p>
          </table:table-cell>
          <table:table-cell table:formula="of:=ROUND(8*[.B21]/0.0418)" office:value-type="float" office:value="1914" calcext:value-type="float">
            <text:p>1914</text:p>
          </table:table-cell>
          <table:table-cell office:value-type="float" office:value="159547.5" calcext:value-type="float">
            <text:p>159547.5</text:p>
          </table:table-cell>
          <table:table-cell office:value-type="float" office:value="21132.25" calcext:value-type="float">
            <text:p>21132.25</text:p>
          </table:table-cell>
          <table:table-cell office:value-type="float" office:value="70" calcext:value-type="float">
            <text:p>70</text:p>
          </table:table-cell>
          <table:table-cell office:value-type="float" office:value="39053.25" calcext:value-type="float">
            <text:p>39053.25</text:p>
          </table:table-cell>
          <table:table-cell office:value-type="float" office:value="2733558.25" calcext:value-type="float">
            <text:p>2733558.25</text:p>
          </table:table-cell>
          <table:table-cell office:value-type="float" office:value="65151.5" calcext:value-type="float">
            <text:p>65151.5</text:p>
          </table:table-cell>
          <table:table-cell office:value-type="float" office:value="45977" calcext:value-type="float">
            <text:p>459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1000/[.A22])" office:value-type="float" office:value="12" calcext:value-type="float">
            <text:p>12</text:p>
          </table:table-cell>
          <table:table-cell table:formula="of:=ROUND(8*[.B22]/0.0418)" office:value-type="float" office:value="2297" calcext:value-type="float">
            <text:p>2297</text:p>
          </table:table-cell>
          <table:table-cell office:value-type="float" office:value="127889.75" calcext:value-type="float">
            <text:p>127889.75</text:p>
          </table:table-cell>
          <table:table-cell office:value-type="float" office:value="18431" calcext:value-type="float">
            <text:p>18431</text:p>
          </table:table-cell>
          <table:table-cell office:value-type="float" office:value="70" calcext:value-type="float">
            <text:p>70</text:p>
          </table:table-cell>
          <table:table-cell office:value-type="float" office:value="24106.25" calcext:value-type="float">
            <text:p>24106.25</text:p>
          </table:table-cell>
          <table:table-cell office:value-type="float" office:value="1687242" calcext:value-type="float">
            <text:p>1687242</text:p>
          </table:table-cell>
          <table:table-cell office:value-type="float" office:value="43083" calcext:value-type="float">
            <text:p>43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1000/[.A23])" office:value-type="float" office:value="15" calcext:value-type="float">
            <text:p>15</text:p>
          </table:table-cell>
          <table:table-cell table:formula="of:=ROUND(8*[.B23]/0.0418)" office:value-type="float" office:value="2871" calcext:value-type="float">
            <text:p>2871</text:p>
          </table:table-cell>
          <table:table-cell office:value-type="float" office:value="155305" calcext:value-type="float">
            <text:p>155305</text:p>
          </table:table-cell>
          <table:table-cell office:value-type="float" office:value="16504" calcext:value-type="float">
            <text:p>16504</text:p>
          </table:table-cell>
          <table:table-cell office:value-type="float" office:value="70" calcext:value-type="float">
            <text:p>70</text:p>
          </table:table-cell>
          <table:table-cell office:value-type="float" office:value="24666.75" calcext:value-type="float">
            <text:p>24666.75</text:p>
          </table:table-cell>
          <table:table-cell office:value-type="float" office:value="1726346" calcext:value-type="float">
            <text:p>1726346</text:p>
          </table:table-cell>
          <table:table-cell office:value-type="float" office:value="38282" calcext:value-type="float">
            <text:p>3828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1000/[.A24])" office:value-type="float" office:value="18" calcext:value-type="float">
            <text:p>18</text:p>
          </table:table-cell>
          <table:table-cell table:formula="of:=ROUND(8*[.B24]/0.0418)" office:value-type="float" office:value="3445" calcext:value-type="float">
            <text:p>3445</text:p>
          </table:table-cell>
          <table:table-cell office:value-type="float" office:value="154756.5" calcext:value-type="float">
            <text:p>154756.5</text:p>
          </table:table-cell>
          <table:table-cell office:value-type="float" office:value="15822.25" calcext:value-type="float">
            <text:p>15822.25</text:p>
          </table:table-cell>
          <table:table-cell office:value-type="float" office:value="70" calcext:value-type="float">
            <text:p>70</text:p>
          </table:table-cell>
          <table:table-cell office:value-type="float" office:value="22522.75" calcext:value-type="float">
            <text:p>22522.75</text:p>
          </table:table-cell>
          <table:table-cell office:value-type="float" office:value="1576356" calcext:value-type="float">
            <text:p>1576356</text:p>
          </table:table-cell>
          <table:table-cell office:value-type="float" office:value="31141" calcext:value-type="float">
            <text:p>3114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25])" office:value-type="float" office:value="20" calcext:value-type="float">
            <text:p>20</text:p>
          </table:table-cell>
          <table:table-cell table:formula="of:=ROUND(8*[.B25]/0.0418)" office:value-type="float" office:value="3828" calcext:value-type="float">
            <text:p>3828</text:p>
          </table:table-cell>
          <table:table-cell office:value-type="float" office:value="130013.5" calcext:value-type="float">
            <text:p>130013.5</text:p>
          </table:table-cell>
          <table:table-cell office:value-type="float" office:value="15199.75" calcext:value-type="float">
            <text:p>15199.75</text:p>
          </table:table-cell>
          <table:table-cell office:value-type="float" office:value="70" calcext:value-type="float">
            <text:p>70</text:p>
          </table:table-cell>
          <table:table-cell office:value-type="float" office:value="16005" calcext:value-type="float">
            <text:p>16005</text:p>
          </table:table-cell>
          <table:table-cell office:value-type="float" office:value="1120183" calcext:value-type="float">
            <text:p>1120183</text:p>
          </table:table-cell>
          <table:table-cell office:value-type="float" office:value="26452" calcext:value-type="float">
            <text:p>26452</text:p>
          </table:table-cell>
          <table:table-cell office:value-type="float" office:value="44955" calcext:value-type="float">
            <text:p>44955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6:52:02.055208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2:57:55.161757443</meta:creation-date>
    <dc:date>2018-12-29T17:18:38.934307519</dc:date>
    <meta:editing-duration>PT1H27M</meta:editing-duration>
    <meta:editing-cycles>20</meta:editing-cycles>
    <meta:generator>LibreOffice/6.0.7.3$Linux_X86_64 LibreOffice_project/00m0$Build-3</meta:generator>
    <meta:document-statistic meta:table-count="2" meta:cell-count="781" meta:object-count="0"/>
  </office:meta>
</office:document-meta>
</file>